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0398in" fo:margin-bottom="0.0398in" loext:contextual-spacing="false"/>
      <style:text-properties officeooo:rsid="0007920a" officeooo:paragraph-rsid="0007920a"/>
    </style:style>
    <style:style style:name="P2" style:family="paragraph" style:parent-style-name="Text_20_body">
      <style:paragraph-properties fo:margin-top="0.0398in" fo:margin-bottom="0.0398in" loext:contextual-spacing="false"/>
      <style:text-properties officeooo:rsid="00092ed4" officeooo:paragraph-rsid="00092ed4"/>
    </style:style>
    <style:style style:name="P3" style:family="paragraph" style:parent-style-name="Text_20_body">
      <style:paragraph-properties fo:margin-top="0.0398in" fo:margin-bottom="0.0398in" loext:contextual-spacing="false"/>
      <style:text-properties fo:font-style="normal" officeooo:rsid="000f5433" officeooo:paragraph-rsid="000f5433" style:font-style-asian="normal" style:font-style-complex="normal"/>
    </style:style>
    <style:style style:name="P4" style:family="paragraph" style:parent-style-name="Title">
      <style:text-properties officeooo:rsid="00054099" officeooo:paragraph-rsid="00054099"/>
    </style:style>
    <style:style style:name="P5" style:family="paragraph" style:parent-style-name="Text_20_body">
      <style:text-properties officeooo:rsid="000f5433" officeooo:paragraph-rsid="000f5433"/>
    </style:style>
    <style:style style:name="P6" style:family="paragraph" style:parent-style-name="Text_20_body">
      <style:text-properties officeooo:rsid="001125ba" officeooo:paragraph-rsid="001125ba"/>
    </style:style>
    <style:style style:name="P7" style:family="paragraph" style:parent-style-name="Text_20_body">
      <style:text-properties officeooo:rsid="0011bc65" officeooo:paragraph-rsid="0011bc65"/>
    </style:style>
    <style:style style:name="P8" style:family="paragraph" style:parent-style-name="Text_20_body">
      <style:text-properties officeooo:rsid="0017005d" officeooo:paragraph-rsid="0017005d"/>
    </style:style>
    <style:style style:name="P9" style:family="paragraph" style:parent-style-name="Text_20_body">
      <style:text-properties style:font-name="Barlow Condensed" fo:font-size="6pt" officeooo:paragraph-rsid="001a31de" style:font-size-asian="5.25pt" style:font-size-complex="6pt"/>
    </style:style>
    <style:style style:name="P10" style:family="paragraph" style:parent-style-name="Text_20_body">
      <style:paragraph-properties fo:text-align="center" style:justify-single-word="false"/>
      <style:text-properties style:use-window-font-color="true" fo:font-size="10.5pt" fo:font-style="normal" officeooo:rsid="001a31de" officeooo:paragraph-rsid="001a31de" style:font-size-asian="9.14999961853027pt" style:font-style-asian="normal" style:font-size-complex="10.5pt" style:font-style-complex="normal"/>
    </style:style>
    <style:style style:name="P11" style:family="paragraph" style:parent-style-name="Subtitle">
      <style:text-properties fo:color="#808080" fo:font-style="normal" officeooo:rsid="00054099" officeooo:paragraph-rsid="00054099" style:font-style-asian="normal" style:font-style-complex="normal"/>
    </style:style>
    <style:style style:name="P12" style:family="paragraph" style:parent-style-name="Text_20_body" style:list-style-name="L1">
      <style:paragraph-properties fo:margin-top="0in" fo:margin-bottom="0in" loext:contextual-spacing="false"/>
      <style:text-properties officeooo:rsid="0007920a" officeooo:paragraph-rsid="0007920a"/>
    </style:style>
    <style:style style:name="P13" style:family="paragraph" style:parent-style-name="Text_20_body" style:list-style-name="L2">
      <style:paragraph-properties fo:margin-top="0in" fo:margin-bottom="0in" loext:contextual-spacing="false"/>
      <style:text-properties officeooo:rsid="00092ed4" officeooo:paragraph-rsid="00092ed4"/>
    </style:style>
    <style:style style:name="P14" style:family="paragraph" style:parent-style-name="Text_20_body" style:list-style-name="L2">
      <style:paragraph-properties fo:margin-top="0in" fo:margin-bottom="0in" loext:contextual-spacing="false"/>
      <style:text-properties fo:font-style="normal" officeooo:rsid="000af0e9" officeooo:paragraph-rsid="000af0e9" style:font-style-asian="normal" style:font-style-complex="normal"/>
    </style:style>
    <style:style style:name="P15" style:family="paragraph" style:parent-style-name="Text_20_body" style:list-style-name="L2">
      <style:paragraph-properties fo:margin-top="0in" fo:margin-bottom="0in" loext:contextual-spacing="false"/>
      <style:text-properties fo:font-style="normal" officeooo:rsid="000b7608" officeooo:paragraph-rsid="000b7608" style:font-style-asian="normal" style:font-style-complex="normal"/>
    </style:style>
    <style:style style:name="P16" style:family="paragraph" style:parent-style-name="Text_20_body" style:list-style-name="L2">
      <style:paragraph-properties fo:margin-top="0in" fo:margin-bottom="0in" loext:contextual-spacing="false"/>
      <style:text-properties fo:font-style="normal" officeooo:rsid="000c86b8" officeooo:paragraph-rsid="000c86b8" style:font-style-asian="normal" style:font-style-complex="normal"/>
    </style:style>
    <style:style style:name="P17" style:family="paragraph" style:parent-style-name="Text_20_body" style:list-style-name="L2">
      <style:paragraph-properties fo:margin-top="0in" fo:margin-bottom="0in" loext:contextual-spacing="false"/>
      <style:text-properties officeooo:rsid="000af0e9" officeooo:paragraph-rsid="000af0e9"/>
    </style:style>
    <style:style style:name="P18" style:family="paragraph" style:parent-style-name="Text_20_body" style:list-style-name="L2">
      <style:paragraph-properties fo:margin-top="0in" fo:margin-bottom="0in" loext:contextual-spacing="false"/>
      <style:text-properties officeooo:rsid="000b7608" officeooo:paragraph-rsid="000b7608"/>
    </style:style>
    <style:style style:name="P19" style:family="paragraph" style:parent-style-name="Text_20_body" style:list-style-name="L3">
      <style:paragraph-properties fo:margin-top="0in" fo:margin-bottom="0in" loext:contextual-spacing="false"/>
      <style:text-properties officeooo:rsid="000f5433" officeooo:paragraph-rsid="000f5433"/>
    </style:style>
    <style:style style:name="P20" style:family="paragraph" style:parent-style-name="Text_20_body" style:list-style-name="L3">
      <style:paragraph-properties fo:margin-top="0in" fo:margin-bottom="0in" loext:contextual-spacing="false"/>
      <style:text-properties officeooo:rsid="0010ed83" officeooo:paragraph-rsid="0010ed83"/>
    </style:style>
    <style:style style:name="P21" style:family="paragraph" style:parent-style-name="Text_20_body" style:list-style-name="L4">
      <style:paragraph-properties fo:margin-top="0in" fo:margin-bottom="0in" loext:contextual-spacing="false"/>
      <style:text-properties officeooo:rsid="001125ba" officeooo:paragraph-rsid="001125ba"/>
    </style:style>
    <style:style style:name="P22" style:family="paragraph" style:parent-style-name="Text_20_body" style:list-style-name="L5">
      <style:paragraph-properties fo:margin-top="0in" fo:margin-bottom="0in" loext:contextual-spacing="false"/>
      <style:text-properties officeooo:rsid="001208a9" officeooo:paragraph-rsid="001208a9"/>
    </style:style>
    <style:style style:name="P23" style:family="paragraph" style:parent-style-name="Text_20_body" style:list-style-name="L5">
      <style:paragraph-properties fo:margin-top="0in" fo:margin-bottom="0in" loext:contextual-spacing="false"/>
      <style:text-properties officeooo:rsid="0013901c" officeooo:paragraph-rsid="0013901c"/>
    </style:style>
    <style:style style:name="P24" style:family="paragraph" style:parent-style-name="Text_20_body" style:list-style-name="L5">
      <style:paragraph-properties fo:margin-top="0in" fo:margin-bottom="0in" loext:contextual-spacing="false"/>
      <style:text-properties officeooo:rsid="0013bb98" officeooo:paragraph-rsid="0013bb98"/>
    </style:style>
    <style:style style:name="P25" style:family="paragraph" style:parent-style-name="Text_20_body" style:list-style-name="L6">
      <style:paragraph-properties fo:margin-top="0in" fo:margin-bottom="0in" loext:contextual-spacing="false"/>
      <style:text-properties officeooo:rsid="0017005d" officeooo:paragraph-rsid="0017005d"/>
    </style:style>
    <style:style style:name="P26" style:family="paragraph" style:parent-style-name="Text_20_body" style:list-style-name="L6">
      <style:paragraph-properties fo:margin-top="0in" fo:margin-bottom="0in" loext:contextual-spacing="false" fo:line-height="115%"/>
      <style:text-properties officeooo:rsid="00174c6c" officeooo:paragraph-rsid="00188e69"/>
    </style:style>
    <style:style style:name="P27" style:family="paragraph" style:parent-style-name="Heading_20_1">
      <style:text-properties officeooo:rsid="0007920a" officeooo:paragraph-rsid="0007920a"/>
    </style:style>
    <style:style style:name="P28" style:family="paragraph" style:parent-style-name="Heading_20_1">
      <style:text-properties officeooo:rsid="000f5433" officeooo:paragraph-rsid="000f5433"/>
    </style:style>
    <style:style style:name="P29" style:family="paragraph" style:parent-style-name="Heading_20_1">
      <style:text-properties officeooo:rsid="001125ba" officeooo:paragraph-rsid="001125ba"/>
    </style:style>
    <style:style style:name="P30" style:family="paragraph" style:parent-style-name="Heading_20_1">
      <style:text-properties officeooo:rsid="0011bc65" officeooo:paragraph-rsid="0011bc65"/>
    </style:style>
    <style:style style:name="P31" style:family="paragraph" style:parent-style-name="Heading_20_1">
      <style:text-properties officeooo:rsid="0017005d" officeooo:paragraph-rsid="0017005d"/>
    </style:style>
    <style:style style:name="T1" style:family="text">
      <style:text-properties officeooo:rsid="0006b14c"/>
    </style:style>
    <style:style style:name="T2" style:family="text">
      <style:text-properties officeooo:rsid="00092ed4"/>
    </style:style>
    <style:style style:name="T3" style:family="text">
      <style:text-properties fo:font-style="italic" style:font-style-asian="italic" style:font-style-complex="italic"/>
    </style:style>
    <style:style style:name="T4" style:family="text">
      <style:text-properties fo:font-style="italic" officeooo:rsid="0017005d" style:font-style-asian="italic" style:font-style-complex="italic"/>
    </style:style>
    <style:style style:name="T5" style:family="text">
      <style:text-properties fo:font-style="italic" officeooo:rsid="00188e6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7608" style:font-style-asian="normal" style:font-style-complex="normal"/>
    </style:style>
    <style:style style:name="T8" style:family="text">
      <style:text-properties fo:font-style="normal" officeooo:rsid="000c86b8" style:font-style-asian="normal" style:font-style-complex="normal"/>
    </style:style>
    <style:style style:name="T9" style:family="text">
      <style:text-properties fo:font-style="normal" officeooo:rsid="00113399" style:font-style-asian="normal" style:font-style-complex="normal"/>
    </style:style>
    <style:style style:name="T10" style:family="text">
      <style:text-properties fo:font-style="normal" officeooo:rsid="0011bc65" style:font-style-asian="normal" style:font-style-complex="normal"/>
    </style:style>
    <style:style style:name="T11" style:family="text">
      <style:text-properties fo:font-style="normal" officeooo:rsid="0013bb98" style:font-style-asian="normal" style:font-style-complex="normal"/>
    </style:style>
    <style:style style:name="T12" style:family="text">
      <style:text-properties fo:font-style="normal" officeooo:rsid="0017005d" style:font-style-asian="normal" style:font-style-complex="normal"/>
    </style:style>
    <style:style style:name="T13" style:family="text">
      <style:text-properties fo:font-style="normal" officeooo:rsid="00188e69" style:font-style-asian="normal" style:font-style-complex="normal"/>
    </style:style>
    <style:style style:name="T14" style:family="text">
      <style:text-properties fo:font-style="normal" officeooo:rsid="001a31de" style:font-style-asian="normal" style:font-style-complex="normal"/>
    </style:style>
    <style:style style:name="T15" style:family="text">
      <style:text-properties fo:font-style="normal" officeooo:rsid="001cd96f" style:font-style-asian="normal" style:font-style-complex="normal"/>
    </style:style>
    <style:style style:name="T16" style:family="text">
      <style:text-properties fo:font-style="normal" fo:font-weight="normal" officeooo:rsid="00188e69" style:font-style-asian="normal" style:font-weight-asian="normal" style:font-style-complex="normal" style:font-weight-complex="normal"/>
    </style:style>
    <style:style style:name="T17" style:family="text">
      <style:text-properties fo:font-style="normal" fo:font-weight="normal" officeooo:rsid="001a6224" style:font-style-asian="normal" style:font-weight-asian="normal" style:font-style-complex="normal" style:font-weight-complex="normal"/>
    </style:style>
    <style:style style:name="T18" style:family="text">
      <style:text-properties officeooo:rsid="000f5433"/>
    </style:style>
    <style:style style:name="T19" style:family="text">
      <style:text-properties officeooo:rsid="0010ed83"/>
    </style:style>
    <style:style style:name="T20" style:family="text">
      <style:text-properties officeooo:rsid="00188e69"/>
    </style:style>
    <style:style style:name="T21" style:family="text">
      <style:text-properties officeooo:rsid="001a31de"/>
    </style:style>
    <style:style style:name="T22" style:family="text">
      <style:text-properties officeooo:rsid="001a6224"/>
    </style:style>
    <style:style style:name="T23" style:family="text">
      <style:text-properties officeooo:rsid="001b5a3d"/>
    </style:style>
    <style:style style:name="T24" style:family="text">
      <style:text-properties officeooo:rsid="001bed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Four Pillars of Internet <text:span text:style-name="T1">Services</text:span></text:p>
      <text:p text:style-name="P11">An Essay by Blue-Maned_Hawk</text:p>
      <text:p text:style-name="P10">(<text:a xlink:type="simple" xlink:href="https://bluemanedhawk.github.io/Creations/Writing/Essays/The_Four_Pillars_of_Internet_Services.html" text:style-name="Internet_20_link" text:visited-style-name="Visited_20_Internet_20_Link">HTML version</text:a> | <text:a xlink:type="simple" xlink:href="https://bluemanedhawk.github.io/Creations/Writing/Essays/The_Four_Pillars_of_Internet_Services.odt" text:style-name="Internet_20_link" text:visited-style-name="Visited_20_Internet_20_Link">Source</text:a>)</text:p>
      <text:h text:style-name="P27" text:outline-level="1">Introduction</text:h>
      <text:p text:style-name="P1">To me, there are four primary types of services on the internet, of which most services are some kind of variation:</text:p>
      <text:list xml:id="list128338787" text:style-name="L1">
        <text:list-item>
          <text:p text:style-name="P12">Forums</text:p>
        </text:list-item>
        <text:list-item>
          <text:p text:style-name="P12">Chat rooms</text:p>
        </text:list-item>
        <text:list-item>
          <text:p text:style-name="P12">Blogs</text:p>
        </text:list-item>
        <text:list-item>
          <text:p text:style-name="P12">File hosts</text:p>
        </text:list-item>
      </text:list>
      <text:p text:style-name="P1">These four types of services are all critically important pieces of infrastructure for a well-functioning society. <text:s/>But in the modern world, these services are a disaster. <text:s/>There are too many who provide these services, leading to an overabundance of choice. <text:s/>Each one does things in ways that are often slightly and sometimes drastically different from one another. <text:s/>Nothing is compatible with anything else, and nothing is unified.</text:p>
      <text:p text:style-name="P1">What i propose in this essay is a unified set of protocols for each of these things. <text:s/>With unification, our world can become more connected. <text:s/>And with unification, all efforts to make these things better can be concentrated into a single thing that combines the best of the best, instead of <text:span text:style-name="T2">having all improvements spread across multiple sites and all locked behind intellectual property laws.</text:span></text:p>
      <text:p text:style-name="P2">Each of these protocols will have certain requirements unique to it, but there are some requirements that they all would share:</text:p>
      <text:list xml:id="list1310550129" text:style-name="L2">
        <text:list-item>
          <text:p text:style-name="P13">These protocols must be standardized, and standarized <text:span text:style-name="T3">well</text:span><text:span text:style-name="T6">. <text:s/>The group behind the standardization must operate ethically, and they need to allow external forces to submit proposals for change. <text:s/>They must preserve back-compat when they can, but need to be willing to break it in the rare occasions it's necessary. <text:s/>They must design the standards behind the protocols in a way that not only allows for but explicitly supports extensions.</text:span></text:p>
        </text:list-item>
        <text:list-item>
          <text:p text:style-name="P14">All of these protocols must be interconnected.</text:p>
        </text:list-item>
        <text:list-item>
          <text:p text:style-name="P14">These protocols need to be decentralized. <text:s/>I don't just mean federation—i mean completely and totally distributed. <text:s/>It needs to be impossible for one person to go rogue and bring down their chunk of the network. <text:s/>It needs to be impossible for one to take something down without mass destruction or a solar flare. <text:s/>It must be completely impossible for something to be removed once it is sent, ever.</text:p>
        </text:list-item>
        <text:list-item>
          <text:p text:style-name="P14">These protocols need to be completely secure.</text:p>
        </text:list-item>
        <text:list-item>
          <text:p text:style-name="P17"><text:span text:style-name="T6">It must be possible for somebody to construct, secure, maintain, and lose an identity within these services. <text:s/>But this must not be mandatory—anonymity </text:span><text:span text:style-name="T7">needs to </text:span><text:span text:style-name="T6">be allowed.</text:span></text:p>
        </text:list-item>
        <text:list-item>
          <text:p text:style-name="P18"><text:span text:style-name="T6">It must be possible to submit private entries to these services. <text:s/>These would only be accessible if one has the password for them.</text:span><text:span text:style-name="T8"> <text:s/>An important implication of this is the existence of direct contact with other users.</text:span></text:p>
        </text:list-item>
        <text:list-item>
          <text:p text:style-name="P15"><text:soft-page-break/>These protocols must allow for the original submitter of a particular entry to modify it later (with the history of edits being preserved, of course).</text:p>
        </text:list-item>
        <text:list-item>
          <text:p text:style-name="P16">There must be strong antispam protections in place. <text:s/>However, these need to be well-designed, and the methods by which they work must be open, so that someone who is making genuine contributions won't have their entries disappear into the ether without their knowledge, and will be able to modify them so that they won't trigger the systems. <text:s/>These protections mustn't apply retroactively, so as not to be unfair.</text:p>
        </text:list-item>
        <text:list-item>
          <text:p text:style-name="P16">These protocols must allow for people to mark potentially-discomforting content within their entries, and must allow for communal marking of this content in others' entries (this would be the ONLY instance where communal editing is allowed). <text:s/>(When i refer to potentially-discomforting content, i am mainly referring to sexual content, graphic content, spoilerous content, and heavy-hitting content. <text:s/>I plan to write a separate essay <text:span text:style-name="T18">discussing this topic</text:span>.<text:span text:style-name="T23"> <text:s/>[EDIT, 2022-12-19: <text:s/></text:span><text:a xlink:type="simple" xlink:href="https://bluemanedhawk.github.io/Creations/Writing/Essays/The_Four_Types_of_Restricted_Content.pdf" text:style-name="Internet_20_link" text:visited-style-name="Visited_20_Internet_20_Link"><text:span text:style-name="T23">I have since done this.</text:span></text:a><text:span text:style-name="T23">]</text:span>)</text:p>
        </text:list-item>
      </text:list>
      <text:p text:style-name="P3">With all of that out of the way, let's discuss what would be required of the individual protocols.</text:p>
      <text:h text:style-name="P28" text:outline-level="1">Forums</text:h>
      <text:p text:style-name="P5">The requirements for the forum protocol are as follows:</text:p>
      <text:list xml:id="list2799661064" text:style-name="L3">
        <text:list-item>
          <text:p text:style-name="P19">The foræ must be arrange hierarchically, like what <text:span text:style-name="T19">Usenet </text:span>does. <text:s/>How exactly this hierarchy should be organized is a complex topic that will require a lot of thinking and which ties into an understanding of the nature of the universe itself…which is a long winded way of saying it's outside the scope of this essay.</text:p>
        </text:list-item>
        <text:list-item>
          <text:p text:style-name="P19">Posts within subforæ must "cascade" upward to superordinate foræ; for example, a post in a.b.x would also be visible in a.b and a, but not in a.b.y or a.c.x or r.b.x.</text:p>
        </text:list-item>
        <text:list-item>
          <text:p text:style-name="P19">Replies to posts need to be hierarchically threaded. <text:s/><text:span text:style-name="T24">This </text:span>is <text:span text:style-name="T24">also </text:span>similar to what <text:span text:style-name="T24">Usenet </text:span>does, but<text:span text:style-name="T24"> an analogy that would be more clear to modern audiences would probably be Reddit.</text:span></text:p>
        </text:list-item>
        <text:list-item>
          <text:p text:style-name="P20">Cross-posting to multiple foræ needs to be a first-class feature. <text:s/>Us<text:span text:style-name="T24">neters </text:span>have kinda bodged this into existence, but it's not super pretty and it's <text:span text:style-name="T22">easy </text:span>for people to accidentally break things<text:span text:style-name="T22">, which happens often</text:span>.</text:p>
        </text:list-item>
      </text:list>
      <text:h text:style-name="P29" text:outline-level="1">Chatrooms</text:h>
      <text:p text:style-name="P6">The requirements for the chatroom protocol are as follows:</text:p>
      <text:list xml:id="list1552405959" text:style-name="L4">
        <text:list-item>
          <text:p text:style-name="P21">Channels must be arranges hierarchically, but unlike the forum protocol, they should NOT cascade upward.</text:p>
        </text:list-item>
        <text:list-item>
          <text:p text:style-name="P21">It must be possible for somebody to view the history of the messages which have been sent in a channel, <text:span text:style-name="T3">even if they weren't online when those messages were sent</text:span><text:span text:style-name="T6">. <text:s/>You might think that this would be an obvious feature, and that's because it is, but IRC, which is closest to what i'm looking for in a chatroom protocol, doesn't do this. <text:s/>Without external forces logging things, everything in IRC is ethereal, which is unnacceptable.</text:span></text:p>
        </text:list-item>
        <text:list-item>
          <text:p text:style-name="P21"><text:span text:style-name="T6">Replying to specific messages that other people have sent must be a first-class feature. <text:s/>But there mustn't be any more organization beyond this</text:span><text:span text:style-name="T9">—one example of a protocol going too far with organization is the nightmare that is Discord's threading feature (based on personal experience). <text:s/>It's like </text:span><text:span text:style-name="T10">an awkward amalgam that tries to be both a forum protocol and a chatroom protocol, only to be worse at both of them. <text:s/>On the other hand, having no reply system at all isn't very good either—in the culture of IRC, it's common to mention a username to reply to a message someone else sent, but i've </text:span><text:span text:style-name="T15">frequently </text:span><text:span text:style-name="T10">found myself needing to resort to using timestamps for extra precision. <text:s/>Based on personal experience, a reply system is a high-quality middle-ground of usefulness in </text:span><text:soft-page-break/><text:span text:style-name="T10">organization in chatrooms (</text:span><text:span text:style-name="T15">though one thing many protocols lack is having the replies be doubly-linked instead of singly-linked</text:span><text:span text:style-name="T10">).</text:span></text:p>
        </text:list-item>
      </text:list>
      <text:h text:style-name="P30" text:outline-level="1">Blogs</text:h>
      <text:p text:style-name="P7">The requirements for the blogging protocol are as follows:</text:p>
      <text:list xml:id="list2363836329" text:style-name="L5">
        <text:list-item>
          <text:p text:style-name="P22">There mustn't be any restrictions on the size of posts. <text:s/>The most egregious violator of this requirement is, of course, Twitter, with it's limit of just 280 characters.</text:p>
        </text:list-item>
        <text:list-item>
          <text:p text:style-name="P23">Submissions to blogs must be a first-class feature (though of course, there's nothing stopping someone from just never posting anything submitted to their blog). <text:s/>Anonymous submissions must be permitted.</text:p>
        </text:list-item>
        <text:list-item>
          <text:p text:style-name="P23">Re<text:span text:style-name="T3">ply</text:span><text:span text:style-name="T6">ing to a post should be considered a different thing from re</text:span><text:span text:style-name="T3">blogging</text:span><text:span text:style-name="T6"> a post. <text:s/>Based upon personal experience, these a</text:span><text:span text:style-name="T11">re two things that have distinctly different uses. <text:s/>Replies should not cascade in either direction.</text:span></text:p>
        </text:list-item>
        <text:list-item>
          <text:p text:style-name="P24"><text:span text:style-name="T6">There must be a tagging system for posts. <text:s/>Tumblr has what is currently the best tagging system that i know of for blogging protocols, being extraordinarily flexible and having synthesized a truly unique and great culture surrounding it. <text:s/>However, there are also merits to a more regulated </text:span><text:span text:style-name="T12">tagging system (see below the point i list about tagging with regards to file hosts), where one can be absolutely certain that something tagged with something will have certain properties and tags are determined by community consensus. <text:s/>For this reason, i suggest that </text:span><text:span text:style-name="T4">both</text:span><text:span text:style-name="T12"> systems coexist as separate systems—perhaps one could be called "labels" and the other keeps the name of "tags". <text:s/>A client for the protocol ought to show these as being separate systems, even if internally tags are just a subnamespace of labels, because i think </text:span><text:span text:style-name="T15">this would most accurately reflect the way the systems are used.</text:span></text:p>
        </text:list-item>
      </text:list>
      <text:h text:style-name="P31" text:outline-level="1">File hosts</text:h>
      <text:p text:style-name="P8">The requirement for the file distribution protocol are as follows:</text:p>
      <text:list xml:id="list2704895167" text:style-name="L6">
        <text:list-item>
          <text:p text:style-name="P25">There must be no restrictions on the size of files, nor on the quantity of files.</text:p>
        </text:list-item>
        <text:list-item>
          <text:p text:style-name="P25">It must be possible for one to stream files and obtain files in a lower quality.</text:p>
        </text:list-item>
        <text:list-item>
          <text:p text:style-name="P25">It must be possible for titles and descriptions to be attached to files as part of the metadata tagging system described in the next point.</text:p>
        </text:list-item>
        <text:list-item>
          <text:p text:style-name="P26">There must exist a strong, regulated, hierarchical, categorized metadata tagging system in place, with the tags attached to any particular file being determined through community consensus. <text:s/><text:span text:style-name="T21">Exactly how to perform the regulation of the tags is something i am uncertain about, but it seems to me that the best option would probably be to bake the tags into the specification for the protocol itself. <text:s/>T</text:span>he metadata system i've seen that come closest to what i'm looking for is <text:span text:style-name="T20">the one used on boorus, </text:span><text:span text:style-name="T13">though i nevertheless feel as though it is quite imperfect; one particular qualm i have with it is its inability to apply tags to other tags, leading to vagueness—for example, if a post has the tags "cyan", "</text:span><text:span text:style-name="T15">cup</text:span><text:span text:style-name="T13">", and "</text:span><text:span text:style-name="T15">plate</text:span><text:span text:style-name="T13">", this doesn't specify whether the </text:span><text:span text:style-name="T15">cup </text:span><text:span text:style-name="T13">or the </text:span><text:span text:style-name="T15">plate is cyan</text:span><text:span text:style-name="T13">,</text:span><text:span text:style-name="T14"> and the system has no way to do that without creating an entirely new tag. <text:s/>This inflexibility is bad, and i think it could be solved by allow hierarchical tagging.</text:span></text:p>
        </text:list-item>
      </text:list>
      <text:p text:style-name="Horizontal_20_Line"/>
      <text:p text:style-name="P9">LICENSE</text:p>
      <text:p text:style-name="P9"><text:soft-page-break/>Copyright © 2022 Blue-Maned_Hawk. All rights reserved.</text:p>
      <text:p text:style-name="P9">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9">Should you choose to exercise any of these rights, you must give clear and conspicuous attribution to the original author, and you must not make it seem in any way like the author condones your act of exercising these rights in any way.</text:p>
      <text:p text:style-name="P9">Should you choose to exercise the second right listed above, you must make this license clearly and conspicuously available along with the original work, and you must clearly and conspicuously make the information necessary to reconstruct the work available along with the work.</text:p>
      <text:p text:style-name="P9">Should you choose to ex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9">This license only applies to the copyright of this work, and does not apply to any other intellectual property rights, including but not limited to patent and trademark rights.</text:p>
      <text:p text:style-name="P9">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use-window-font-color="true" style:font-name="Barlow Condensed" fo:font-family="'Barlow Condensed'" style:font-pitch="variable" fo:font-style="normal" officeooo:rsid="00054099" style:font-style-asian="normal"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999999" style:font-name="Barlow Condensed" fo:font-family="'Barlow Condense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3-03-01T02:56:19.973021947</dc:date>
    <meta:editing-duration>PT49M51S</meta:editing-duration>
    <meta:editing-cycles>16</meta:editing-cycles>
    <meta:document-statistic meta:table-count="0" meta:image-count="0" meta:object-count="0" meta:page-count="4" meta:paragraph-count="53" meta:word-count="1843" meta:character-count="10936" meta:non-whitespace-character-count="9138"/>
  </office:meta>
</office:document-meta>
</file>